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</style:style>
    <style:style style:name="T516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3324578800D</text:p>
        </text:list-item>
        <text:list-item>
          <text:p text:style-name="P307">BR241702939644L</text:p>
        </text:list-item>
        <text:list-item>
          <text:p text:style-name="P308">BR2436868790517</text:p>
        </text:list-item>
        <text:list-item>
          <text:p text:style-name="P309">BR244049517640C</text:p>
        </text:list-item>
        <text:list-item>
          <text:p text:style-name="P310">BR2434425838434</text:p>
        </text:list-item>
        <text:list-item>
          <text:p text:style-name="P311">BR249584265721A</text:p>
        </text:list-item>
        <text:list-item>
          <text:p text:style-name="P312">BR244870827693P</text:p>
        </text:list-item>
        <text:list-item>
          <text:p text:style-name="P313">BR248333272962K</text:p>
        </text:list-item>
        <text:list-item>
          <text:p text:style-name="P314">BR2430867801068</text:p>
        </text:list-item>
        <text:list-item>
          <text:p text:style-name="P315">BR248157345716K</text:p>
        </text:list-item>
        <text:list-item>
          <text:p text:style-name="P316">BR240054368854A</text:p>
        </text:list-item>
        <text:list-item>
          <text:p text:style-name="P317">BR2433131149425</text:p>
        </text:list-item>
        <text:list-item>
          <text:p text:style-name="P318">BR242286653673G</text:p>
        </text:list-item>
        <text:list-item>
          <text:p text:style-name="P319">BR2465350866509</text:p>
        </text:list-item>
        <text:list-item>
          <text:p text:style-name="P320">BR241348367140S</text:p>
        </text:list-item>
        <text:list-item>
          <text:p text:style-name="P321">BR245504173212N</text:p>
        </text:list-item>
        <text:list-item>
          <text:p text:style-name="P322">BR2479175521640</text:p>
        </text:list-item>
        <text:list-item>
          <text:p text:style-name="P323">BR248298152954N</text:p>
        </text:list-item>
        <text:list-item>
          <text:p text:style-name="P324">BR242280332777Z</text:p>
        </text:list-item>
        <text:list-item>
          <text:p text:style-name="P325">BR245543223098S</text:p>
        </text:list-item>
        <text:list-item>
          <text:p text:style-name="P326">BR245064942363L</text:p>
        </text:list-item>
        <text:list-item>
          <text:p text:style-name="P327">BR2431311918207</text:p>
        </text:list-item>
        <text:list-item>
          <text:p text:style-name="P328">BR245854100388T</text:p>
        </text:list-item>
        <text:list-item>
          <text:p text:style-name="P329">BR2404369083797</text:p>
        </text:list-item>
        <text:list-item>
          <text:p text:style-name="P330">BR2483576185034</text:p>
        </text:list-item>
        <text:list-item>
          <text:p text:style-name="P331">BR2474998775155</text:p>
        </text:list-item>
        <text:list-item>
          <text:p text:style-name="P332">BR2427042243623</text:p>
        </text:list-item>
        <text:list-item>
          <text:p text:style-name="P333">BR247722660537D</text:p>
        </text:list-item>
        <text:list-item>
          <text:p text:style-name="P334">BR2428105358273</text:p>
        </text:list-item>
        <text:list-item>
          <text:p text:style-name="P335">BR2463076490603</text:p>
        </text:list-item>
        <text:list-item>
          <text:p text:style-name="P336">BR2466651583927</text:p>
        </text:list-item>
        <text:list-item>
          <text:p text:style-name="P337">BR243183260084T</text:p>
        </text:list-item>
        <text:list-item>
          <text:p text:style-name="P338">BR243809732094F</text:p>
        </text:list-item>
        <text:list-item>
          <text:p text:style-name="P339">BR2484532517665</text:p>
        </text:list-item>
        <text:list-item>
          <text:p text:style-name="P340">BR240461096417F</text:p>
        </text:list-item>
        <text:list-item>
          <text:p text:style-name="P341">BR2478364948245</text:p>
        </text:list-item>
        <text:list-item>
          <text:p text:style-name="P342">BR2465284133479</text:p>
        </text:list-item>
        <text:list-item>
          <text:p text:style-name="P343">BR249765265932C</text:p>
        </text:list-item>
        <text:list-item>
          <text:p text:style-name="P344">BR247807314602N</text:p>
        </text:list-item>
        <text:list-item>
          <text:p text:style-name="P345">BR249768155218F</text:p>
        </text:list-item>
        <text:list-item>
          <text:p text:style-name="P346">BR247593596341G</text:p>
        </text:list-item>
        <text:list-item>
          <text:p text:style-name="P347">BR249568462747H</text:p>
        </text:list-item>
        <text:list-item>
          <text:p text:style-name="P348">BR2425551189027</text:p>
        </text:list-item>
        <text:list-item>
          <text:p text:style-name="P349">BR247955539947G</text:p>
        </text:list-item>
        <text:list-item>
          <text:p text:style-name="P350">BR242519538262I</text:p>
        </text:list-item>
        <text:list-item>
          <text:p text:style-name="P351">BR249502877826N</text:p>
        </text:list-item>
        <text:list-item>
          <text:p text:style-name="P352">BR248530216452O</text:p>
        </text:list-item>
        <text:list-item>
          <text:p text:style-name="P353">BR2434233337898</text:p>
        </text:list-item>
        <text:list-item>
          <text:p text:style-name="P354">BR242416624654B</text:p>
        </text:list-item>
        <text:list-item>
          <text:p text:style-name="P355">BR241422650666H</text:p>
        </text:list-item>
        <text:list-item>
          <text:p text:style-name="P356">BR243466271175R</text:p>
        </text:list-item>
        <text:list-item>
          <text:p text:style-name="P357">BR2499449694546</text:p>
        </text:list-item>
        <text:list-item>
          <text:p text:style-name="P358">BR2436225972529</text:p>
        </text:list-item>
        <text:list-item>
          <text:p text:style-name="P359">BR246187533213B</text:p>
        </text:list-item>
        <text:list-item>
          <text:p text:style-name="P360">BR2466009376592</text:p>
        </text:list-item>
        <text:list-item>
          <text:p text:style-name="P361">BR2454314647881</text:p>
        </text:list-item>
        <text:list-item>
          <text:p text:style-name="P362">BR2405448306453</text:p>
        </text:list-item>
        <text:list-item>
          <text:p text:style-name="P363">BR240192273313B</text:p>
        </text:list-item>
        <text:list-item>
          <text:p text:style-name="P364">BR249003731653B</text:p>
        </text:list-item>
        <text:list-item>
          <text:p text:style-name="P365">BR2477487848571</text:p>
        </text:list-item>
        <text:list-item>
          <text:p text:style-name="P366">BR2431192311323</text:p>
        </text:list-item>
        <text:list-item>
          <text:p text:style-name="P367">BR249212227934Q</text:p>
        </text:list-item>
        <text:list-item>
          <text:p text:style-name="P368">BR244734191164P</text:p>
        </text:list-item>
        <text:list-item>
          <text:p text:style-name="P369">BR245077876536S</text:p>
        </text:list-item>
        <text:list-item>
          <text:p text:style-name="P370">BR242816614597J</text:p>
        </text:list-item>
        <text:list-item>
          <text:p text:style-name="P371">BR243514993561F</text:p>
        </text:list-item>
        <text:list-item>
          <text:p text:style-name="P372">BR246971102774A</text:p>
        </text:list-item>
        <text:list-item>
          <text:p text:style-name="P373">BR248126979029L</text:p>
        </text:list-item>
        <text:list-item>
          <text:p text:style-name="P374">BR2410616159979</text:p>
        </text:list-item>
        <text:list-item>
          <text:p text:style-name="P375">BR241925034585D</text:p>
        </text:list-item>
        <text:list-item>
          <text:p text:style-name="P376">BR243243201950O</text:p>
        </text:list-item>
        <text:list-item>
          <text:p text:style-name="P377">BR248748888309E</text:p>
        </text:list-item>
        <text:list-item>
          <text:p text:style-name="P378">BR2457523268725</text:p>
        </text:list-item>
        <text:list-item>
          <text:p text:style-name="P379">BR2493692813217</text:p>
        </text:list-item>
        <text:list-item>
          <text:p text:style-name="P380">BR243798725998J</text:p>
        </text:list-item>
        <text:list-item>
          <text:p text:style-name="P381">BR243216284957F</text:p>
        </text:list-item>
        <text:list-item>
          <text:p text:style-name="P382">BR246900537558L</text:p>
        </text:list-item>
        <text:list-item>
          <text:p text:style-name="P383">BR241629541372Y</text:p>
        </text:list-item>
        <text:list-item>
          <text:p text:style-name="P384">BR2499575642592</text:p>
        </text:list-item>
        <text:list-item>
          <text:p text:style-name="P385">BR2426325686989</text:p>
        </text:list-item>
        <text:list-item>
          <text:p text:style-name="P386">BR244170893545F</text:p>
        </text:list-item>
        <text:list-item>
          <text:p text:style-name="P387">BR240302332305O</text:p>
        </text:list-item>
        <text:list-item>
          <text:p text:style-name="P388">BR2447794355013</text:p>
        </text:list-item>
        <text:list-item>
          <text:p text:style-name="P389">BR2444711420608</text:p>
        </text:list-item>
        <text:list-item>
          <text:p text:style-name="P390">BR2486136393458</text:p>
        </text:list-item>
        <text:list-item>
          <text:p text:style-name="P391">BR244457775826M</text:p>
        </text:list-item>
        <text:list-item>
          <text:p text:style-name="P392">BR243070095894Q</text:p>
        </text:list-item>
        <text:list-item>
          <text:p text:style-name="P393">BR2474661592117</text:p>
        </text:list-item>
        <text:list-item>
          <text:p text:style-name="P394">BR247632490779E</text:p>
        </text:list-item>
        <text:list-item>
          <text:p text:style-name="P395">BR2450847954174</text:p>
        </text:list-item>
        <text:list-item>
          <text:p text:style-name="P396">BR246752586100I</text:p>
        </text:list-item>
        <text:list-item>
          <text:p text:style-name="P397">BR249524600221I</text:p>
        </text:list-item>
        <text:list-item>
          <text:p text:style-name="P398">BR243428199833D</text:p>
        </text:list-item>
        <text:list-item>
          <text:p text:style-name="P399">BR244027865168C</text:p>
        </text:list-item>
        <text:list-item>
          <text:p text:style-name="P400">BR247553430540A</text:p>
        </text:list-item>
        <text:list-item>
          <text:p text:style-name="P401">BR246733884700E</text:p>
        </text:list-item>
        <text:list-item>
          <text:p text:style-name="P402">BR246235941396J</text:p>
        </text:list-item>
        <text:list-item>
          <text:p text:style-name="P403">BR242513224953X</text:p>
        </text:list-item>
        <text:list-item>
          <text:p text:style-name="P404">BR240891753497D</text:p>
        </text:list-item>
        <text:list-item>
          <text:p text:style-name="P405">BR249711370148C</text:p>
        </text:list-item>
        <text:list-item>
          <text:p text:style-name="P406">BR246384450999J</text:p>
        </text:list-item>
        <text:list-item>
          <text:p text:style-name="P407">BR243923355962B</text:p>
        </text:list-item>
        <text:list-item>
          <text:p text:style-name="P408">BR242502559504H</text:p>
        </text:list-item>
        <text:list-item>
          <text:p text:style-name="P409">BR2489455991821</text:p>
        </text:list-item>
        <text:list-item>
          <text:p text:style-name="P410">BR2472662333164</text:p>
        </text:list-item>
        <text:list-item>
          <text:p text:style-name="P411">BR242504880313A</text:p>
        </text:list-item>
        <text:list-item>
          <text:p text:style-name="P412">BR245480565299L</text:p>
        </text:list-item>
        <text:list-item>
          <text:p text:style-name="P413">BR246035914423Q</text:p>
        </text:list-item>
        <text:list-item>
          <text:p text:style-name="P414">BR246131553140G</text:p>
        </text:list-item>
        <text:list-item>
          <text:p text:style-name="P415">BR2466592936396</text:p>
        </text:list-item>
        <text:list-item>
          <text:p text:style-name="P416">BR240718309024K</text:p>
        </text:list-item>
        <text:list-item>
          <text:p text:style-name="P417">BR2472870993618</text:p>
        </text:list-item>
        <text:list-item>
          <text:p text:style-name="P418">BR249446397949C</text:p>
        </text:list-item>
        <text:list-item>
          <text:p text:style-name="P419">BR245925379777M</text:p>
        </text:list-item>
        <text:list-item>
          <text:p text:style-name="P420">BR243755673321M</text:p>
        </text:list-item>
        <text:list-item>
          <text:p text:style-name="P421">BR240033217019D</text:p>
        </text:list-item>
        <text:list-item>
          <text:p text:style-name="P422">BR240791214430B</text:p>
        </text:list-item>
        <text:list-item>
          <text:p text:style-name="P423">BR2435823618589</text:p>
        </text:list-item>
        <text:list-item>
          <text:p text:style-name="P424">BR244344307927P</text:p>
        </text:list-item>
        <text:list-item>
          <text:p text:style-name="P425">BR249826058711A</text:p>
        </text:list-item>
        <text:list-item>
          <text:p text:style-name="P426">BR246831926107M</text:p>
        </text:list-item>
        <text:list-item>
          <text:p text:style-name="P427">BR249374548473E</text:p>
        </text:list-item>
        <text:list-item>
          <text:p text:style-name="P428">BR247033094484J</text:p>
        </text:list-item>
        <text:list-item>
          <text:p text:style-name="P429">BR249592421048A</text:p>
        </text:list-item>
        <text:list-item>
          <text:p text:style-name="P430">BR2465110210098</text:p>
        </text:list-item>
        <text:list-item>
          <text:p text:style-name="P431">BR248724455896A</text:p>
        </text:list-item>
        <text:list-item>
          <text:p text:style-name="P432">BR240089053624K</text:p>
        </text:list-item>
        <text:list-item>
          <text:p text:style-name="P433">BR249697688975M</text:p>
        </text:list-item>
        <text:list-item>
          <text:p text:style-name="P434">BR2451186514166</text:p>
        </text:list-item>
        <text:list-item>
          <text:p text:style-name="P435">BR2471969492007</text:p>
        </text:list-item>
        <text:list-item>
          <text:p text:style-name="P436">BR247512632093A</text:p>
        </text:list-item>
        <text:list-item>
          <text:p text:style-name="P437">BR2442829467965</text:p>
        </text:list-item>
        <text:list-item>
          <text:p text:style-name="P438">BR244994920071A</text:p>
        </text:list-item>
        <text:list-item>
          <text:p text:style-name="P439">BR2446681099196</text:p>
        </text:list-item>
        <text:list-item>
          <text:p text:style-name="P440">BR245613668330H</text:p>
        </text:list-item>
        <text:list-item>
          <text:p text:style-name="P441">BR2490302459004</text:p>
        </text:list-item>
        <text:list-item>
          <text:p text:style-name="P442">BR248793983116A</text:p>
        </text:list-item>
        <text:list-item>
          <text:p text:style-name="P443">BR2419597519259</text:p>
        </text:list-item>
        <text:list-item>
          <text:p text:style-name="P444">BR249535038335O</text:p>
        </text:list-item>
        <text:list-item>
          <text:p text:style-name="P445">BR248914323801E</text:p>
        </text:list-item>
        <text:list-item>
          <text:p text:style-name="P446">BR244842958197M</text:p>
        </text:list-item>
        <text:list-item>
          <text:p text:style-name="P447">BR240833883324D</text:p>
        </text:list-item>
        <text:list-item>
          <text:p text:style-name="P448">BR245817185838H</text:p>
        </text:list-item>
        <text:list-item>
          <text:p text:style-name="P449">BR246117721854Q</text:p>
        </text:list-item>
        <text:list-item>
          <text:p text:style-name="P450">BR2481328519945</text:p>
        </text:list-item>
        <text:list-item>
          <text:p text:style-name="P451">BR2461871091518</text:p>
        </text:list-item>
        <text:list-item>
          <text:p text:style-name="P452">BR246628659724C</text:p>
        </text:list-item>
        <text:list-item>
          <text:p text:style-name="P453">BR243845196425O</text:p>
        </text:list-item>
        <text:list-item>
          <text:p text:style-name="P454">BR2433076251769</text:p>
        </text:list-item>
        <text:list-item>
          <text:p text:style-name="P455">BR244800488981W</text:p>
        </text:list-item>
        <text:list-item>
          <text:p text:style-name="P456">BR248398377280J</text:p>
        </text:list-item>
        <text:list-item>
          <text:p text:style-name="P457">BR2450339029856</text:p>
        </text:list-item>
        <text:list-item>
          <text:p text:style-name="P458">BR2420339750173</text:p>
        </text:list-item>
        <text:list-item>
          <text:p text:style-name="P459">BR2406344837517</text:p>
        </text:list-item>
        <text:list-item>
          <text:p text:style-name="P460">BR241095923684I</text:p>
        </text:list-item>
        <text:list-item>
          <text:p text:style-name="P461">BR241235767365J</text:p>
        </text:list-item>
        <text:list-item>
          <text:p text:style-name="P462">BR246259075997Q</text:p>
        </text:list-item>
        <text:list-item>
          <text:p text:style-name="P463">BR2463088965035</text:p>
        </text:list-item>
        <text:list-item>
          <text:p text:style-name="P464">BR243404735243I</text:p>
        </text:list-item>
        <text:list-item>
          <text:p text:style-name="P465">BR244992056145A</text:p>
        </text:list-item>
        <text:list-item>
          <text:p text:style-name="P466">BR2470219265418</text:p>
        </text:list-item>
        <text:list-item>
          <text:p text:style-name="P467">BR2424181129353</text:p>
        </text:list-item>
        <text:list-item>
          <text:p text:style-name="P468">BR2472966192365</text:p>
        </text:list-item>
        <text:list-item>
          <text:p text:style-name="P469">BR241942968817E</text:p>
        </text:list-item>
        <text:list-item>
          <text:p text:style-name="P470">BR246459873251K</text:p>
        </text:list-item>
        <text:list-item>
          <text:p text:style-name="P471">BR249229099033L</text:p>
        </text:list-item>
        <text:list-item>
          <text:p text:style-name="P472">BR2429153272787</text:p>
        </text:list-item>
        <text:list-item>
          <text:p text:style-name="P473">BR248079247628C</text:p>
        </text:list-item>
        <text:list-item>
          <text:p text:style-name="P474">BR240664973308G</text:p>
        </text:list-item>
        <text:list-item>
          <text:p text:style-name="P475">BR249159428302H</text:p>
        </text:list-item>
        <text:list-item>
          <text:p text:style-name="P476">BR2449544442308</text:p>
        </text:list-item>
        <text:list-item>
          <text:p text:style-name="P477">BR2480937607328</text:p>
        </text:list-item>
        <text:list-item>
          <text:p text:style-name="P478">BR246754414907A</text:p>
        </text:list-item>
        <text:list-item>
          <text:p text:style-name="P479">BR245044643209B</text:p>
        </text:list-item>
        <text:list-item>
          <text:p text:style-name="P480">BR249429404026G</text:p>
        </text:list-item>
        <text:list-item>
          <text:p text:style-name="P481">BR2459978582015</text:p>
        </text:list-item>
        <text:list-item>
          <text:p text:style-name="P482">BR242659904801R</text:p>
        </text:list-item>
        <text:list-item>
          <text:p text:style-name="P483">BR244696816865M</text:p>
        </text:list-item>
        <text:list-item>
          <text:p text:style-name="P484">BR241242356038A</text:p>
        </text:list-item>
        <text:list-item>
          <text:p text:style-name="P485">BR248260086335C</text:p>
        </text:list-item>
        <text:list-item>
          <text:p text:style-name="P486">BR245016758477C</text:p>
        </text:list-item>
        <text:list-item>
          <text:p text:style-name="P487">BR244369472486K</text:p>
        </text:list-item>
        <text:list-item>
          <text:p text:style-name="P488">BR242895309382K</text:p>
        </text:list-item>
        <text:list-item>
          <text:p text:style-name="P489">BR245627943737N</text:p>
        </text:list-item>
        <text:list-item>
          <text:p text:style-name="P490">BR2420626395848</text:p>
        </text:list-item>
        <text:list-item>
          <text:p text:style-name="P491">BR245504054049N</text:p>
        </text:list-item>
        <text:list-item>
          <text:p text:style-name="P492">BR249143543738E</text:p>
        </text:list-item>
        <text:list-item>
          <text:p text:style-name="P493">BR242510632753D</text:p>
        </text:list-item>
        <text:list-item>
          <text:p text:style-name="P494">BR2418645781533</text:p>
        </text:list-item>
        <text:list-item>
          <text:p text:style-name="P495">BR242935670399H</text:p>
        </text:list-item>
        <text:list-item>
          <text:p text:style-name="P496">BR2408382829439</text:p>
        </text:list-item>
        <text:list-item>
          <text:p text:style-name="P497">BR2405155952276</text:p>
        </text:list-item>
        <text:list-item>
          <text:p text:style-name="P498">BR2438604373044</text:p>
        </text:list-item>
        <text:list-item>
          <text:p text:style-name="P499">BR249218036375M</text:p>
        </text:list-item>
        <text:list-item>
          <text:p text:style-name="P500">BR240030499262K</text:p>
        </text:list-item>
        <text:list-item>
          <text:p text:style-name="P501">BR245669849574L</text:p>
        </text:list-item>
        <text:list-item>
          <text:p text:style-name="P502">BR2448983242422</text:p>
        </text:list-item>
        <text:list-item>
          <text:p text:style-name="P503">BR2412046641729</text:p>
        </text:list-item>
        <text:list-item>
          <text:p text:style-name="P504">BR240597827009O</text:p>
        </text:list-item>
        <text:list-item>
          <text:p text:style-name="P505">BR248639900838P</text:p>
        </text:list-item>
        <text:list-item>
          <text:p text:style-name="P506">BR241307715475B</text:p>
        </text:list-item>
        <text:list-item>
          <text:p text:style-name="P507">BR241751999668N</text:p>
        </text:list-item>
        <text:list-item>
          <text:p text:style-name="P508">BR243921479748O</text:p>
        </text:list-item>
        <text:list-item>
          <text:p text:style-name="P509">BR243137364500P</text:p>
        </text:list-item>
        <text:list-item>
          <text:p text:style-name="P510">BR240575447122R</text:p>
        </text:list-item>
        <text:list-item>
          <text:p text:style-name="P511">BR240379896841H</text:p>
        </text:list-item>
        <text:list-item>
          <text:p text:style-name="P512">BR245115432155B</text:p>
        </text:list-item>
        <text:list-item>
          <text:p text:style-name="P513">BR2421023315549</text:p>
        </text:list-item>
        <text:list-item>
          <text:p text:style-name="P514">BR2409222429569</text:p>
        </text:list-item>
        <text:list-item>
          <text:p text:style-name="P515"><text:span text:style-name="T516">BR241273634407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8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10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8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8T18:54:00Z</meta:creation-date>
    <dc:date>2024-07-18T18:5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6" meta:word-count="525" meta:character-count="3354" meta:row-count="23" meta:non-whitespace-character-count="2835"/>
  </office:meta>
</office:document-meta>
</file>